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偉大">
            <text:p>偉大</text:p>
          </table:table-cell>
          <table:table-cell office:value-type="string" office:value="いだい">
            <text:p>いだい</text:p>
          </table:table-cell>
          <table:table-cell office:value-type="string" office:value="great, mighty">
            <text:p>great, might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偉大な事業を成し遂げました。">
            <text:p>彼は偉大な事業を成し遂げました。</text:p>
          </table:table-cell>
          <table:table-cell office:value-type="string" office:value="かれ は いだいな じぎょう を なしとげました。">
            <text:p>かれ は いだいな じぎょう を なしとげました。</text:p>
          </table:table-cell>
          <table:table-cell office:value-type="string" office:value="He accomplished a great project.">
            <text:p>He accomplished a great proje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拝見">
            <text:p>拝見</text:p>
          </table:table-cell>
          <table:table-cell office:value-type="string" office:value="はいけん">
            <text:p>はいけん</text:p>
          </table:table-cell>
          <table:table-cell office:value-type="string" office:value="look at, see (humble)">
            <text:p>look at, see (humble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あなたの著書を拝見しました。">
            <text:p>あなたの著書を拝見しました。</text:p>
          </table:table-cell>
          <table:table-cell office:value-type="string" office:value="あなた の ちょしょ を はいけん しました。">
            <text:p>あなた の ちょしょ を はいけん しました。</text:p>
          </table:table-cell>
          <table:table-cell office:value-type="string" office:value="I read your book.">
            <text:p>I read your boo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願い">
            <text:p>願い</text:p>
          </table:table-cell>
          <table:table-cell office:value-type="string" office:value="ねがい">
            <text:p>ねがい</text:p>
          </table:table-cell>
          <table:table-cell office:value-type="string" office:value="wish">
            <text:p>wis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世界の平和が私たちの願いです。">
            <text:p>世界の平和が私たちの願いです。</text:p>
          </table:table-cell>
          <table:table-cell office:value-type="string" office:value="せかい の へいわ が わたし たち の ねがい です。">
            <text:p>せかい の へいわ が わたし たち の ねがい です。</text:p>
          </table:table-cell>
          <table:table-cell office:value-type="string" office:value="World peace is our wish.">
            <text:p>World peace is our wis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解散">
            <text:p>解散</text:p>
          </table:table-cell>
          <table:table-cell office:value-type="string" office:value="かいさん">
            <text:p>かいさん</text:p>
          </table:table-cell>
          <table:table-cell office:value-type="string" office:value="breakup, dissolution">
            <text:p>breakup, dissolu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来年、衆議院が解散されるだろう。">
            <text:p>来年、衆議院が解散されるだろう。</text:p>
          </table:table-cell>
          <table:table-cell office:value-type="string" office:value="らいねん、しゅうぎいん が かいさん される だろう。">
            <text:p>らいねん、しゅうぎいん が かいさん される だろう。</text:p>
          </table:table-cell>
          <table:table-cell office:value-type="string" office:value="The Lower House will probably be dissolved next year.">
            <text:p>The Lower House will probably be dissolved next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文法">
            <text:p>文法</text:p>
          </table:table-cell>
          <table:table-cell office:value-type="string" office:value="ぶんぽう">
            <text:p>ぶんぽう</text:p>
          </table:table-cell>
          <table:table-cell office:value-type="string" office:value="grammar">
            <text:p>gramma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英語の文法を勉強します。">
            <text:p>今日は英語の文法を勉強します。</text:p>
          </table:table-cell>
          <table:table-cell office:value-type="string" office:value="きょう は えいご の ぶんぽう を べんきょう します。">
            <text:p>きょう は えいご の ぶんぽう を べんきょう します。</text:p>
          </table:table-cell>
          <table:table-cell office:value-type="string" office:value="I'll study English grammar today.">
            <text:p>I'll study English grammar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重点">
            <text:p>重点</text:p>
          </table:table-cell>
          <table:table-cell office:value-type="string" office:value="じゅうてん">
            <text:p>じゅうてん</text:p>
          </table:table-cell>
          <table:table-cell office:value-type="string" office:value="important point, emphasis">
            <text:p>important point, emphasi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子供の自主性に重点を置いています。">
            <text:p>子供の自主性に重点を置いています。</text:p>
          </table:table-cell>
          <table:table-cell office:value-type="string" office:value="こども の じしゅ せい に じゅうてん を おいて います。">
            <text:p>こども の じしゅ せい に じゅうてん を おいて います。</text:p>
          </table:table-cell>
          <table:table-cell office:value-type="string" office:value="I put emphasis on children's self-initiative.">
            <text:p>I put emphasis on children's self-initiati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悲劇">
            <text:p>悲劇</text:p>
          </table:table-cell>
          <table:table-cell office:value-type="string" office:value="ひげき">
            <text:p>ひげき</text:p>
          </table:table-cell>
          <table:table-cell office:value-type="string" office:value="tragedy">
            <text:p>traged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悲劇を繰り返してはいけない。">
            <text:p>あの悲劇を繰り返してはいけない。</text:p>
          </table:table-cell>
          <table:table-cell office:value-type="string" office:value="あの ひげき を くりかえして は いけない。">
            <text:p>あの ひげき を くりかえして は いけない。</text:p>
          </table:table-cell>
          <table:table-cell office:value-type="string" office:value="We must not repeat that tragedy.">
            <text:p>We must not repeat that trage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炎">
            <text:p>炎</text:p>
          </table:table-cell>
          <table:table-cell office:value-type="string" office:value="ほのお">
            <text:p>ほのお</text:p>
          </table:table-cell>
          <table:table-cell office:value-type="string" office:value="flame, blaze">
            <text:p>flame, blaz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ろうそくの炎が部屋を照らしたんだ。">
            <text:p>ろうそくの炎が部屋を照らしたんだ。</text:p>
          </table:table-cell>
          <table:table-cell office:value-type="string" office:value="ろうそく の ほのお が へや を てらした ん だ。">
            <text:p>ろうそく の ほのお が へや を てらした ん だ。</text:p>
          </table:table-cell>
          <table:table-cell office:value-type="string" office:value="The candle flame lit the room.">
            <text:p>The candle flame lit the roo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縮小">
            <text:p>縮小</text:p>
          </table:table-cell>
          <table:table-cell office:value-type="string" office:value="しゅくしょう">
            <text:p>しゅくしょう</text:p>
          </table:table-cell>
          <table:table-cell office:value-type="string" office:value="reduction, cutdown">
            <text:p>reduction, cutdow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れを縮小して印刷してください。">
            <text:p>これを縮小して印刷してください。</text:p>
          </table:table-cell>
          <table:table-cell office:value-type="string" office:value="これ を しゅくしょう して いんさつ して ください。">
            <text:p>これ を しゅくしょう して いんさつ して ください。</text:p>
          </table:table-cell>
          <table:table-cell office:value-type="string" office:value="Please print this after reducing its size.">
            <text:p>Please print this after reducing its siz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農村">
            <text:p>農村</text:p>
          </table:table-cell>
          <table:table-cell office:value-type="string" office:value="のうそん">
            <text:p>のうそん</text:p>
          </table:table-cell>
          <table:table-cell office:value-type="string" office:value="farming village, agricultural community">
            <text:p>farming village, agricultural commun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農村で育ちました。">
            <text:p>私は農村で育ちました。</text:p>
          </table:table-cell>
          <table:table-cell office:value-type="string" office:value="わたし は のうそん で そだちました。">
            <text:p>わたし は のうそん で そだちました。</text:p>
          </table:table-cell>
          <table:table-cell office:value-type="string" office:value="I grew up in a farming village.">
            <text:p>I grew up in a farming vill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婦人">
            <text:p>婦人</text:p>
          </table:table-cell>
          <table:table-cell office:value-type="string" office:value="ふじん">
            <text:p>ふじん</text:p>
          </table:table-cell>
          <table:table-cell office:value-type="string" office:value="woman, lady (old and formal)">
            <text:p>woman, lady (old and 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婦人服売り場は5階でございます。">
            <text:p>婦人服売り場は5階でございます。</text:p>
          </table:table-cell>
          <table:table-cell office:value-type="string" office:value="ふじん ふく うりば は 5 かい で ございます。">
            <text:p>ふじん ふく うりば は 5 かい で ございます。</text:p>
          </table:table-cell>
          <table:table-cell office:value-type="string" office:value="The ladies' clothing department is on the fifth floor.">
            <text:p>The ladies' clothing department is on the fifth fl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竹">
            <text:p>竹</text:p>
          </table:table-cell>
          <table:table-cell office:value-type="string" office:value="たけ">
            <text:p>たけ</text:p>
          </table:table-cell>
          <table:table-cell office:value-type="string" office:value="bamboo">
            <text:p>bamboo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笛は竹でできている。">
            <text:p>この笛は竹でできている。</text:p>
          </table:table-cell>
          <table:table-cell office:value-type="string" office:value="この ふえ は たけ で できて いる。">
            <text:p>この ふえ は たけ で できて いる。</text:p>
          </table:table-cell>
          <table:table-cell office:value-type="string" office:value="This flute is made of bamboo.">
            <text:p>This flute is made of bambo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平日">
            <text:p>平日</text:p>
          </table:table-cell>
          <table:table-cell office:value-type="string" office:value="へいじつ">
            <text:p>へいじつ</text:p>
          </table:table-cell>
          <table:table-cell office:value-type="string" office:value="weekday">
            <text:p>weekd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平日がお休みです。">
            <text:p>彼は平日がお休みです。</text:p>
          </table:table-cell>
          <table:table-cell office:value-type="string" office:value="かれ は へいじつ が おやすみ です。">
            <text:p>かれ は へいじつ が おやすみ です。</text:p>
          </table:table-cell>
          <table:table-cell office:value-type="string" office:value="He has weekdays off.">
            <text:p>He has weekdays of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皮膚">
            <text:p>皮膚</text:p>
          </table:table-cell>
          <table:table-cell office:value-type="string" office:value="ひふ">
            <text:p>ひふ</text:p>
          </table:table-cell>
          <table:table-cell office:value-type="string" office:value="skin">
            <text:p>sk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冬は皮膚が乾燥しますね。">
            <text:p>冬は皮膚が乾燥しますね。</text:p>
          </table:table-cell>
          <table:table-cell office:value-type="string" office:value="ふゆ は ひふ が かんそう します ね。">
            <text:p>ふゆ は ひふ が かんそう します ね。</text:p>
          </table:table-cell>
          <table:table-cell office:value-type="string" office:value="Our skin dries out in winter.">
            <text:p>Our skin dries out in win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外れる">
            <text:p>外れる</text:p>
          </table:table-cell>
          <table:table-cell office:value-type="string" office:value="はずれる">
            <text:p>はずれる</text:p>
          </table:table-cell>
          <table:table-cell office:value-type="string" office:value="come off">
            <text:p>come off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びんのふたが外れません。">
            <text:p>びんのふたが外れません。</text:p>
          </table:table-cell>
          <table:table-cell office:value-type="string" office:value="びん の ふた が はずれません。">
            <text:p>びん の ふた が はずれません。</text:p>
          </table:table-cell>
          <table:table-cell office:value-type="string" office:value="The jar lid doesn't come off.">
            <text:p>The jar lid doesn't come of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金銭">
            <text:p>金銭</text:p>
          </table:table-cell>
          <table:table-cell office:value-type="string" office:value="きんせん">
            <text:p>きんせん</text:p>
          </table:table-cell>
          <table:table-cell office:value-type="string" office:value="money (formal)">
            <text:p>money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金銭のトラブルには関わりたくありません。">
            <text:p>金銭のトラブルには関わりたくありません。</text:p>
          </table:table-cell>
          <table:table-cell office:value-type="string" office:value="きんせん の トラブル に は かかわりたく ありません。">
            <text:p>きんせん の トラブル に は かかわりたく ありません。</text:p>
          </table:table-cell>
          <table:table-cell office:value-type="string" office:value="I don't want to get involved with money problems.">
            <text:p>I don't want to get involved with money problem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レンズ">
            <text:p>レンズ</text:p>
          </table:table-cell>
          <table:table-cell office:value-type="string" office:value="レンズ">
            <text:p>レンズ</text:p>
          </table:table-cell>
          <table:table-cell office:value-type="string" office:value="lens">
            <text:p>len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眼鏡のレンズを替えました。">
            <text:p>眼鏡のレンズを替えました。</text:p>
          </table:table-cell>
          <table:table-cell office:value-type="string" office:value="めがね の レンズ を かえました。">
            <text:p>めがね の レンズ を かえました。</text:p>
          </table:table-cell>
          <table:table-cell office:value-type="string" office:value="I changed the lenses in my glasses.">
            <text:p>I changed the lenses in my glass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公平">
            <text:p>公平</text:p>
          </table:table-cell>
          <table:table-cell office:value-type="string" office:value="こうへい">
            <text:p>こうへい</text:p>
          </table:table-cell>
          <table:table-cell office:value-type="string" office:value="fairness, equality">
            <text:p>fairness, equalit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賞金をもらったら公平に分けましょう。">
            <text:p>賞金をもらったら公平に分けましょう。</text:p>
          </table:table-cell>
          <table:table-cell office:value-type="string" office:value="しょうきん を もらったら こうへい に わけましょう。">
            <text:p>しょうきん を もらったら こうへい に わけましょう。</text:p>
          </table:table-cell>
          <table:table-cell office:value-type="string" office:value="If we win the prize, let's divide it equally.">
            <text:p>If we win the prize, let's divide it equal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照らす">
            <text:p>照らす</text:p>
          </table:table-cell>
          <table:table-cell office:value-type="string" office:value="てらす">
            <text:p>てらす</text:p>
          </table:table-cell>
          <table:table-cell office:value-type="string" office:value="illuminate, shine on">
            <text:p>illuminate, shine 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月が庭を照らしている。">
            <text:p>月が庭を照らしている。</text:p>
          </table:table-cell>
          <table:table-cell office:value-type="string" office:value="つき が にわ を てらして いる。">
            <text:p>つき が にわ を てらして いる。</text:p>
          </table:table-cell>
          <table:table-cell office:value-type="string" office:value="The moon is shining on the garden.">
            <text:p>The moon is shining on the gard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改造">
            <text:p>改造</text:p>
          </table:table-cell>
          <table:table-cell office:value-type="string" office:value="かいぞう">
            <text:p>かいぞう</text:p>
          </table:table-cell>
          <table:table-cell office:value-type="string" office:value="reconstruction, reorganization">
            <text:p>reconstruction, reorganiz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首相は内閣の改造を行いました。">
            <text:p>首相は内閣の改造を行いました。</text:p>
          </table:table-cell>
          <table:table-cell office:value-type="string" office:value="しゅしょう は ないかく の かいぞう を おこないました。">
            <text:p>しゅしょう は ないかく の かいぞう を おこないました。</text:p>
          </table:table-cell>
          <table:table-cell office:value-type="string" office:value="The Prime Minister reshuffled the Cabinet.">
            <text:p>The Prime Minister reshuffled the Cabin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済ませる">
            <text:p>済ませる</text:p>
          </table:table-cell>
          <table:table-cell office:value-type="string" office:value="すませる">
            <text:p>すませる</text:p>
          </table:table-cell>
          <table:table-cell office:value-type="string" office:value="get done with (something)">
            <text:p>get done with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昼ごはんは簡単に済ませましょう。">
            <text:p>昼ごはんは簡単に済ませましょう。</text:p>
          </table:table-cell>
          <table:table-cell office:value-type="string" office:value="ひる ごはん は かんたん に すませましょう。">
            <text:p>ひる ごはん は かんたん に すませましょう。</text:p>
          </table:table-cell>
          <table:table-cell office:value-type="string" office:value="Let's have a quick lunch.">
            <text:p>Let's have a quick lun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区域">
            <text:p>区域</text:p>
          </table:table-cell>
          <table:table-cell office:value-type="string" office:value="くいき">
            <text:p>くいき</text:p>
          </table:table-cell>
          <table:table-cell office:value-type="string" office:value="zone, district">
            <text:p>zone, distric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は危険区域よ。">
            <text:p>ここは危険区域よ。</text:p>
          </table:table-cell>
          <table:table-cell office:value-type="string" office:value="ここ は きけん くいき よ。">
            <text:p>ここ は きけん くいき よ。</text:p>
          </table:table-cell>
          <table:table-cell office:value-type="string" office:value="This is a danger zone.">
            <text:p>This is a danger z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マイク">
            <text:p>マイク</text:p>
          </table:table-cell>
          <table:table-cell office:value-type="string" office:value="マイク">
            <text:p>マイク</text:p>
          </table:table-cell>
          <table:table-cell office:value-type="string" office:value="microphone">
            <text:p>micropho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マイクを持って話し始めたの。">
            <text:p>彼女はマイクを持って話し始めたの。</text:p>
          </table:table-cell>
          <table:table-cell office:value-type="string" office:value="かのじょ は マイク を もって はなし はじめた の。">
            <text:p>かのじょ は マイク を もって はなし はじめた の。</text:p>
          </table:table-cell>
          <table:table-cell office:value-type="string" office:value="She took the microphone and began to talk.">
            <text:p>She took the microphone and began to tal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鋭い">
            <text:p>鋭い</text:p>
          </table:table-cell>
          <table:table-cell office:value-type="string" office:value="するどい">
            <text:p>するどい</text:p>
          </table:table-cell>
          <table:table-cell office:value-type="string" office:value="sharp, acute">
            <text:p>sharp, acute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鋭い刃物で指を怪我した。">
            <text:p>鋭い刃物で指を怪我した。</text:p>
          </table:table-cell>
          <table:table-cell office:value-type="string" office:value="するどい はもの で ゆび を けが した。">
            <text:p>するどい はもの で ゆび を けが した。</text:p>
          </table:table-cell>
          <table:table-cell office:value-type="string" office:value="I injured my finger on a sharp knife.">
            <text:p>I injured my finger on a sharp kni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まとめ">
            <text:p>まとめ</text:p>
          </table:table-cell>
          <table:table-cell office:value-type="string" office:value="まとめ">
            <text:p>まとめ</text:p>
          </table:table-cell>
          <table:table-cell office:value-type="string" office:value="summary, conclusion">
            <text:p>summary, conclus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論文のまとめを書いています。">
            <text:p>論文のまとめを書いています。</text:p>
          </table:table-cell>
          <table:table-cell office:value-type="string" office:value="ろんぶん の まとめ を かいて います。">
            <text:p>ろんぶん の まとめ を かいて います。</text:p>
          </table:table-cell>
          <table:table-cell office:value-type="string" office:value="I'm writing a conclusion of my thesis.">
            <text:p>I'm writing a conclusion of my thesi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平気">
            <text:p>平気</text:p>
          </table:table-cell>
          <table:table-cell office:value-type="string" office:value="へいき">
            <text:p>へいき</text:p>
          </table:table-cell>
          <table:table-cell office:value-type="string" office:value="nonchalant, calm">
            <text:p>nonchalant, calm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平気な顔をしていた。">
            <text:p>彼女は平気な顔をしていた。</text:p>
          </table:table-cell>
          <table:table-cell office:value-type="string" office:value="かのじょ は へいきな かお を して いた。">
            <text:p>かのじょ は へいきな かお を して いた。</text:p>
          </table:table-cell>
          <table:table-cell office:value-type="string" office:value="She had a nonchalant look on her face.">
            <text:p>She had a nonchalant look on her f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予備">
            <text:p>予備</text:p>
          </table:table-cell>
          <table:table-cell office:value-type="string" office:value="よび">
            <text:p>よび</text:p>
          </table:table-cell>
          <table:table-cell office:value-type="string" office:value="reserve, extra">
            <text:p>reserve, extr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旅行には予備の靴を持っていきます。">
            <text:p>旅行には予備の靴を持っていきます。</text:p>
          </table:table-cell>
          <table:table-cell office:value-type="string" office:value="りょこう に は よび の くつ を もって いきます。">
            <text:p>りょこう に は よび の くつ を もって いきます。</text:p>
          </table:table-cell>
          <table:table-cell office:value-type="string" office:value="I'm taking some extra shoes for the trip.">
            <text:p>I'm taking some extra shoes for the tri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入社">
            <text:p>入社</text:p>
          </table:table-cell>
          <table:table-cell office:value-type="string" office:value="にゅうしゃ">
            <text:p>にゅうしゃ</text:p>
          </table:table-cell>
          <table:table-cell office:value-type="string" office:value="joining a company">
            <text:p>joining a compan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昨年入社したの。">
            <text:p>彼は昨年入社したの。</text:p>
          </table:table-cell>
          <table:table-cell office:value-type="string" office:value="かれ は さくねん にゅうしゃ した の。">
            <text:p>かれ は さくねん にゅうしゃ した の。</text:p>
          </table:table-cell>
          <table:table-cell office:value-type="string" office:value="He joined the company last year.">
            <text:p>He joined the company last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出勤">
            <text:p>出勤</text:p>
          </table:table-cell>
          <table:table-cell office:value-type="string" office:value="しゅっきん">
            <text:p>しゅっきん</text:p>
          </table:table-cell>
          <table:table-cell office:value-type="string" office:value="going to work, attendance at work">
            <text:p>going to work, attendance at work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毎朝7時5分に出勤します。">
            <text:p>毎朝7時5分に出勤します。</text:p>
          </table:table-cell>
          <table:table-cell office:value-type="string" office:value="まいあさ 7 じ 5 ふん に しゅっきん します。">
            <text:p>まいあさ 7 じ 5 ふん に しゅっきん します。</text:p>
          </table:table-cell>
          <table:table-cell office:value-type="string" office:value="I go to work at 7:05 every morning.">
            <text:p>I go to work at 7:05 every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引き出す">
            <text:p>引き出す</text:p>
          </table:table-cell>
          <table:table-cell office:value-type="string" office:value="ひきだす">
            <text:p>ひきだす</text:p>
          </table:table-cell>
          <table:table-cell office:value-type="string" office:value="draw out, bring out">
            <text:p>draw out, bring ou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先生が私の能力を引き出してくれました。">
            <text:p>先生が私の能力を引き出してくれました。</text:p>
          </table:table-cell>
          <table:table-cell office:value-type="string" office:value="せんせい が わたし の のうりょく を ひきだして くれました。">
            <text:p>せんせい が わたし の のうりょく を ひきだして くれました。</text:p>
          </table:table-cell>
          <table:table-cell office:value-type="string" office:value="The teacher drew out the best of my ability.">
            <text:p>The teacher drew out the best of my abil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棒">
            <text:p>棒</text:p>
          </table:table-cell>
          <table:table-cell office:value-type="string" office:value="ぼう">
            <text:p>ぼう</text:p>
          </table:table-cell>
          <table:table-cell office:value-type="string" office:value="stick">
            <text:p>stic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棒は何に使うのですか。">
            <text:p>この棒は何に使うのですか。</text:p>
          </table:table-cell>
          <table:table-cell office:value-type="string" office:value="この ぼう は なに に つかう の です か。">
            <text:p>この ぼう は なに に つかう の です か。</text:p>
          </table:table-cell>
          <table:table-cell office:value-type="string" office:value="What do you use this stick for?">
            <text:p>What do you use this stick for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どうか">
            <text:p>どうか</text:p>
          </table:table-cell>
          <table:table-cell office:value-type="string" office:value="どうか">
            <text:p>どうか</text:p>
          </table:table-cell>
          <table:table-cell office:value-type="string" office:value="please (used in difficult situations)">
            <text:p>please (used in difficult situations)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どうかお許しください。">
            <text:p>どうかお許しください。</text:p>
          </table:table-cell>
          <table:table-cell office:value-type="string" office:value="どうか おゆるし ください。">
            <text:p>どうか おゆるし ください。</text:p>
          </table:table-cell>
          <table:table-cell office:value-type="string" office:value="Please forgive me.">
            <text:p>Please forgive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節約">
            <text:p>節約</text:p>
          </table:table-cell>
          <table:table-cell office:value-type="string" office:value="せつやく">
            <text:p>せつやく</text:p>
          </table:table-cell>
          <table:table-cell office:value-type="string" office:value="saving, thrift">
            <text:p>saving, thrif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電気や水を節約しましょう。">
            <text:p>電気や水を節約しましょう。</text:p>
          </table:table-cell>
          <table:table-cell office:value-type="string" office:value="でんき や みず を せつやく しましょう。">
            <text:p>でんき や みず を せつやく しましょう。</text:p>
          </table:table-cell>
          <table:table-cell office:value-type="string" office:value="Let's save electricity and water.">
            <text:p>Let's save electricity and wa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付属">
            <text:p>付属</text:p>
          </table:table-cell>
          <table:table-cell office:value-type="string" office:value="ふぞく">
            <text:p>ふぞく</text:p>
          </table:table-cell>
          <table:table-cell office:value-type="string" office:value="attachment, belonging">
            <text:p>attachment, belong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ソフトにはいろいろなツールが付属しています。">
            <text:p>このソフトにはいろいろなツールが付属しています。</text:p>
          </table:table-cell>
          <table:table-cell office:value-type="string" office:value="この ソフト に は いろいろな ツール が ふぞく して います。">
            <text:p>この ソフト に は いろいろな ツール が ふぞく して います。</text:p>
          </table:table-cell>
          <table:table-cell office:value-type="string" office:value="This software comes with various tools.">
            <text:p>This software comes with various too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合同">
            <text:p>合同</text:p>
          </table:table-cell>
          <table:table-cell office:value-type="string" office:value="ごうどう">
            <text:p>ごうどう</text:p>
          </table:table-cell>
          <table:table-cell office:value-type="string" office:value="joint, combination">
            <text:p>joint, combin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3社合同で新作の発表会を開きました。">
            <text:p>3社合同で新作の発表会を開きました。</text:p>
          </table:table-cell>
          <table:table-cell office:value-type="string" office:value="3 しゃ ごうどう で しんさく の はっぴょう かい を ひらきました。">
            <text:p>3 しゃ ごうどう で しんさく の はっぴょう かい を ひらきました。</text:p>
          </table:table-cell>
          <table:table-cell office:value-type="string" office:value="The three companies had a joint presentation for their new products.">
            <text:p>The three companies had a joint presentation for their new produc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司会">
            <text:p>司会</text:p>
          </table:table-cell>
          <table:table-cell office:value-type="string" office:value="しかい">
            <text:p>しかい</text:p>
          </table:table-cell>
          <table:table-cell office:value-type="string" office:value="master of ceremonies, host">
            <text:p>master of ceremonies, hos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司会が上手ですね。">
            <text:p>彼は司会が上手ですね。</text:p>
          </table:table-cell>
          <table:table-cell office:value-type="string" office:value="かれ は しかい が じょうず です ね。">
            <text:p>かれ は しかい が じょうず です ね。</text:p>
          </table:table-cell>
          <table:table-cell office:value-type="string" office:value="He is a good host.">
            <text:p>He is a good ho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湧く">
            <text:p>湧く</text:p>
          </table:table-cell>
          <table:table-cell office:value-type="string" office:value="わく">
            <text:p>わく</text:p>
          </table:table-cell>
          <table:table-cell office:value-type="string" office:value="well up">
            <text:p>well u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友達に励まされて勇気が湧いたよ。">
            <text:p>友達に励まされて勇気が湧いたよ。</text:p>
          </table:table-cell>
          <table:table-cell office:value-type="string" office:value="ともだち に はげまされて ゆうき が わいた よ 。">
            <text:p>ともだち に はげまされて ゆうき が わいた よ 。</text:p>
          </table:table-cell>
          <table:table-cell office:value-type="string" office:value="I felt courage well up within me after my friend's encouragement.">
            <text:p>I felt courage well up within me after my friend's encourage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吐く">
            <text:p>吐く</text:p>
          </table:table-cell>
          <table:table-cell office:value-type="string" office:value="はく">
            <text:p>はく</text:p>
          </table:table-cell>
          <table:table-cell office:value-type="string" office:value="holler, vomit">
            <text:p>holler, vomi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乱暴な言葉を吐いたぞ。">
            <text:p>彼は乱暴な言葉を吐いたぞ。</text:p>
          </table:table-cell>
          <table:table-cell office:value-type="string" office:value="かれ は らんぼうな ことば を はいた ぞ。">
            <text:p>かれ は らんぼうな ことば を はいた ぞ。</text:p>
          </table:table-cell>
          <table:table-cell office:value-type="string" office:value="He hollered some harsh words.">
            <text:p>He hollered some harsh wor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限">
            <text:p>無限</text:p>
          </table:table-cell>
          <table:table-cell office:value-type="string" office:value="むげん">
            <text:p>むげん</text:p>
          </table:table-cell>
          <table:table-cell office:value-type="string" office:value="infinite, endless">
            <text:p>infinite, endless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資源は無限ではありません。">
            <text:p>資源は無限ではありません。</text:p>
          </table:table-cell>
          <table:table-cell office:value-type="string" office:value="しげん は むげん で は ありません。">
            <text:p>しげん は むげん で は ありません。</text:p>
          </table:table-cell>
          <table:table-cell office:value-type="string" office:value="Resources are not infinite.">
            <text:p>Resources are not infini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間接">
            <text:p>間接</text:p>
          </table:table-cell>
          <table:table-cell office:value-type="string" office:value="かんせつ">
            <text:p>かんせつ</text:p>
          </table:table-cell>
          <table:table-cell office:value-type="string" office:value="indirect">
            <text:p>indirec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れは間接的な原因の一つです。">
            <text:p>それは間接的な原因の一つです。</text:p>
          </table:table-cell>
          <table:table-cell office:value-type="string" office:value="それ は かんせつてきな げんいん の ひとつ です。">
            <text:p>それ は かんせつてきな げんいん の ひとつ です。</text:p>
          </table:table-cell>
          <table:table-cell office:value-type="string" office:value="It's one of the indirect causes.">
            <text:p>It's one of the indirect caus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粉">
            <text:p>粉</text:p>
          </table:table-cell>
          <table:table-cell office:value-type="string" office:value="こな">
            <text:p>こな</text:p>
          </table:table-cell>
          <table:table-cell office:value-type="string" office:value="powder, flour">
            <text:p>powder, flou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白い粉は赤ちゃんのミルクです。">
            <text:p>その白い粉は赤ちゃんのミルクです。</text:p>
          </table:table-cell>
          <table:table-cell office:value-type="string" office:value="その しろい こな は あかちゃん の ミルク です。">
            <text:p>その しろい こな は あかちゃん の ミルク です。</text:p>
          </table:table-cell>
          <table:table-cell office:value-type="string" office:value="The white powder is baby's milk.">
            <text:p>The white powder is baby's mil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省略">
            <text:p>省略</text:p>
          </table:table-cell>
          <table:table-cell office:value-type="string" office:value="しょうりゃく">
            <text:p>しょうりゃく</text:p>
          </table:table-cell>
          <table:table-cell office:value-type="string" office:value="omission, abbreviation">
            <text:p>omission, abbrevi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地図内の小さい建物は省略してあります。">
            <text:p>地図内の小さい建物は省略してあります。</text:p>
          </table:table-cell>
          <table:table-cell office:value-type="string" office:value="ちず ない の ちいさい たてもの は しょうりゃく して あります。">
            <text:p>ちず ない の ちいさい たてもの は しょうりゃく して あります。</text:p>
          </table:table-cell>
          <table:table-cell office:value-type="string" office:value="Small buildings have been omitted from the map.">
            <text:p>Small buildings have been omitted from the ma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だます">
            <text:p>だます</text:p>
          </table:table-cell>
          <table:table-cell office:value-type="string" office:value="だます">
            <text:p>だます</text:p>
          </table:table-cell>
          <table:table-cell office:value-type="string" office:value="deceive, cheat">
            <text:p>deceive, chea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人をだましてはいけません。">
            <text:p>人をだましてはいけません。</text:p>
          </table:table-cell>
          <table:table-cell office:value-type="string" office:value="ひと を だまして は いけません。">
            <text:p>ひと を だまして は いけません。</text:p>
          </table:table-cell>
          <table:table-cell office:value-type="string" office:value="Don't deceive people.">
            <text:p>Don't deceive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郊外">
            <text:p>郊外</text:p>
          </table:table-cell>
          <table:table-cell office:value-type="string" office:value="こうがい">
            <text:p>こうがい</text:p>
          </table:table-cell>
          <table:table-cell office:value-type="string" office:value="suburbs">
            <text:p>suburb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郊外に家を買いました。">
            <text:p>私は郊外に家を買いました。</text:p>
          </table:table-cell>
          <table:table-cell office:value-type="string" office:value="わたし は こうがい に いえ を かいました。">
            <text:p>わたし は こうがい に いえ を かいました。</text:p>
          </table:table-cell>
          <table:table-cell office:value-type="string" office:value="I bought a house in the suburbs.">
            <text:p>I bought a house in the suburb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代金">
            <text:p>代金</text:p>
          </table:table-cell>
          <table:table-cell office:value-type="string" office:value="だいきん">
            <text:p>だいきん</text:p>
          </table:table-cell>
          <table:table-cell office:value-type="string" office:value="charge, fee (in exchange for goods, etc.)">
            <text:p>charge, fee (in exchange for goods, etc.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で代金をお支払いください。">
            <text:p>ここで代金をお支払いください。</text:p>
          </table:table-cell>
          <table:table-cell office:value-type="string" office:value="ここ で だいきん を おしはらい ください。">
            <text:p>ここ で だいきん を おしはらい ください。</text:p>
          </table:table-cell>
          <table:table-cell office:value-type="string" office:value="Please pay the fee here.">
            <text:p>Please pay the fee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直ちに">
            <text:p>直ちに</text:p>
          </table:table-cell>
          <table:table-cell office:value-type="string" office:value="ただちに">
            <text:p>ただちに</text:p>
          </table:table-cell>
          <table:table-cell office:value-type="string" office:value="at once, immediately">
            <text:p>at once, immediate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直ちに会社に戻ってください。">
            <text:p>直ちに会社に戻ってください。</text:p>
          </table:table-cell>
          <table:table-cell office:value-type="string" office:value="ただちに かいしゃ に もどって ください。">
            <text:p>ただちに かいしゃ に もどって ください。</text:p>
          </table:table-cell>
          <table:table-cell office:value-type="string" office:value="Please return to the office at once.">
            <text:p>Please return to the office at o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境界">
            <text:p>境界</text:p>
          </table:table-cell>
          <table:table-cell office:value-type="string" office:value="きょうかい">
            <text:p>きょうかい</text:p>
          </table:table-cell>
          <table:table-cell office:value-type="string" office:value="boundary, border">
            <text:p>boundary, bord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は隣の市との境界です。">
            <text:p>ここは隣の市との境界です。</text:p>
          </table:table-cell>
          <table:table-cell office:value-type="string" office:value="ここ は となり の し と の きょうかい です。">
            <text:p>ここ は となり の し と の きょうかい です。</text:p>
          </table:table-cell>
          <table:table-cell office:value-type="string" office:value="This is the border with the neighboring city.">
            <text:p>This is the border with the neighboring c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毒">
            <text:p>毒</text:p>
          </table:table-cell>
          <table:table-cell office:value-type="string" office:value="どく">
            <text:p>どく</text:p>
          </table:table-cell>
          <table:table-cell office:value-type="string" office:value="poison, harm">
            <text:p>poison, har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飲み過ぎは体に毒ですよ。">
            <text:p>飲み過ぎは体に毒ですよ。</text:p>
          </table:table-cell>
          <table:table-cell office:value-type="string" office:value="のみ すぎ は からだ に どく です よ。">
            <text:p>のみ すぎ は からだ に どく です よ。</text:p>
          </table:table-cell>
          <table:table-cell office:value-type="string" office:value="Drinking too much can harm your body.">
            <text:p>Drinking too much can harm your bo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用途">
            <text:p>用途</text:p>
          </table:table-cell>
          <table:table-cell office:value-type="string" office:value="ようと">
            <text:p>ようと</text:p>
          </table:table-cell>
          <table:table-cell office:value-type="string" office:value="purpose of use, usage">
            <text:p>purpose of use, us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道具の用途を説明します。">
            <text:p>この道具の用途を説明します。</text:p>
          </table:table-cell>
          <table:table-cell office:value-type="string" office:value="この どうぐ の ようと を せつめい します。">
            <text:p>この どうぐ の ようと を せつめい します。</text:p>
          </table:table-cell>
          <table:table-cell office:value-type="string" office:value="I'll explain the usage of this tool.">
            <text:p>I'll explain the usage of this t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味方">
            <text:p>味方</text:p>
          </table:table-cell>
          <table:table-cell office:value-type="string" office:value="みかた">
            <text:p>みかた</text:p>
          </table:table-cell>
          <table:table-cell office:value-type="string" office:value="ally, being on one's side">
            <text:p>ally, being on one's sid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母はいつも私の味方です。">
            <text:p>母はいつも私の味方です。</text:p>
          </table:table-cell>
          <table:table-cell office:value-type="string" office:value="はは は いつも わたし の みかた です。">
            <text:p>はは は いつも わたし の みかた です。</text:p>
          </table:table-cell>
          <table:table-cell office:value-type="string" office:value="My mother is always on my side.">
            <text:p>My mother is always on my sid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癖">
            <text:p>癖</text:p>
          </table:table-cell>
          <table:table-cell office:value-type="string" office:value="くせ">
            <text:p>くせ</text:p>
          </table:table-cell>
          <table:table-cell office:value-type="string" office:value="habit">
            <text:p>habi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爪をかむ癖は直した方がいい。">
            <text:p>爪をかむ癖は直した方がいい。</text:p>
          </table:table-cell>
          <table:table-cell office:value-type="string" office:value="つめ を かむ くせ は なおした ほう が いい。">
            <text:p>つめ を かむ くせ は なおした ほう が いい。</text:p>
          </table:table-cell>
          <table:table-cell office:value-type="string" office:value="You should break the habit of biting your nails.">
            <text:p>You should break the habit of biting your nai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主役">
            <text:p>主役</text:p>
          </table:table-cell>
          <table:table-cell office:value-type="string" office:value="しゅやく">
            <text:p>しゅやく</text:p>
          </table:table-cell>
          <table:table-cell office:value-type="string" office:value="leading role">
            <text:p>leading ro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学校の劇で主役に選ばれたよ。">
            <text:p>彼は学校の劇で主役に選ばれたよ。</text:p>
          </table:table-cell>
          <table:table-cell office:value-type="string" office:value="かれ は がっこう の げき で しゅやく に えらばれた よ。">
            <text:p>かれ は がっこう の げき で しゅやく に えらばれた よ。</text:p>
          </table:table-cell>
          <table:table-cell office:value-type="string" office:value="He was chosen for the leading part in the school play.">
            <text:p>He was chosen for the leading part in the school pl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布">
            <text:p>布</text:p>
          </table:table-cell>
          <table:table-cell office:value-type="string" office:value="ぬの">
            <text:p>ぬの</text:p>
          </table:table-cell>
          <table:table-cell office:value-type="string" office:value="cloth">
            <text:p>clot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布はカーテンに使えます。">
            <text:p>この布はカーテンに使えます。</text:p>
          </table:table-cell>
          <table:table-cell office:value-type="string" office:value="この ぬの は カーテン に つかえます。">
            <text:p>この ぬの は カーテン に つかえます。</text:p>
          </table:table-cell>
          <table:table-cell office:value-type="string" office:value="This cloth can be used for curtains.">
            <text:p>This cloth can be used for curtai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英文">
            <text:p>英文</text:p>
          </table:table-cell>
          <table:table-cell office:value-type="string" office:value="えいぶん">
            <text:p>えいぶん</text:p>
          </table:table-cell>
          <table:table-cell office:value-type="string" office:value="English sentence">
            <text:p>English sent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英文の手紙を書きました。">
            <text:p>彼女は英文の手紙を書きました。</text:p>
          </table:table-cell>
          <table:table-cell office:value-type="string" office:value="かのじょ は えいぶん の てがみ を かきました。">
            <text:p>かのじょ は えいぶん の てがみ を かきました。</text:p>
          </table:table-cell>
          <table:table-cell office:value-type="string" office:value="She wrote an English letter.">
            <text:p>She wrote an English let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そろえる">
            <text:p>そろえる</text:p>
          </table:table-cell>
          <table:table-cell office:value-type="string" office:value="そろえる">
            <text:p>そろえる</text:p>
          </table:table-cell>
          <table:table-cell office:value-type="string" office:value="make (something) uniform, put (something) in order">
            <text:p>make (something) uniform, put (something) in ord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花は長さをそろえて花瓶にさしましょう。">
            <text:p>花は長さをそろえて花瓶にさしましょう。</text:p>
          </table:table-cell>
          <table:table-cell office:value-type="string" office:value="はな は ながさ を そろえて かびん に さしましょう。">
            <text:p>はな は ながさ を そろえて かびん に さしましょう。</text:p>
          </table:table-cell>
          <table:table-cell office:value-type="string" office:value="Cut the flowers the same length and then put them in the vase.">
            <text:p>Cut the flowers the same length and then put them in the va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跡">
            <text:p>跡</text:p>
          </table:table-cell>
          <table:table-cell office:value-type="string" office:value="あと">
            <text:p>あと</text:p>
          </table:table-cell>
          <table:table-cell office:value-type="string" office:value="trace, imprint">
            <text:p>trace, impri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にタイヤの跡があるわ。">
            <text:p>ここにタイヤの跡があるわ。</text:p>
          </table:table-cell>
          <table:table-cell office:value-type="string" office:value="ここ に タイヤ の あと が ある わ。">
            <text:p>ここ に タイヤ の あと が ある わ。</text:p>
          </table:table-cell>
          <table:table-cell office:value-type="string" office:value="There is a tire imprint here.">
            <text:p>There is a tire imprint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幕">
            <text:p>幕</text:p>
          </table:table-cell>
          <table:table-cell office:value-type="string" office:value="まく">
            <text:p>まく</text:p>
          </table:table-cell>
          <table:table-cell office:value-type="string" office:value="stage curtain, theater drape">
            <text:p>stage curtain, theater drap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ステージの幕が上がったんだ。">
            <text:p>ステージの幕が上がったんだ。</text:p>
          </table:table-cell>
          <table:table-cell office:value-type="string" office:value="ステージ の まく が あがった ん だ。">
            <text:p>ステージ の まく が あがった ん だ。</text:p>
          </table:table-cell>
          <table:table-cell office:value-type="string" office:value="The stage curtain rose.">
            <text:p>The stage curtain ro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教養">
            <text:p>教養</text:p>
          </table:table-cell>
          <table:table-cell office:value-type="string" office:value="きょうよう">
            <text:p>きょうよう</text:p>
          </table:table-cell>
          <table:table-cell office:value-type="string" office:value="culture, education">
            <text:p>culture, educ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とても教養のある人ですね。">
            <text:p>彼女はとても教養のある人ですね。</text:p>
          </table:table-cell>
          <table:table-cell office:value-type="string" office:value="かのじょ は とても きょうよう の ある ひと です ね。">
            <text:p>かのじょ は とても きょうよう の ある ひと です ね。</text:p>
          </table:table-cell>
          <table:table-cell office:value-type="string" office:value="She is a well-educated person.">
            <text:p>She is a well-educated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前進">
            <text:p>前進</text:p>
          </table:table-cell>
          <table:table-cell office:value-type="string" office:value="ぜんしん">
            <text:p>ぜんしん</text:p>
          </table:table-cell>
          <table:table-cell office:value-type="string" office:value="advance, proceed">
            <text:p>advance, proceed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一列に並んで前進してください。">
            <text:p>一列に並んで前進してください。</text:p>
          </table:table-cell>
          <table:table-cell office:value-type="string" office:value="いち れつ に ならんで ぜんしん して ください。">
            <text:p>いち れつ に ならんで ぜんしん して ください。</text:p>
          </table:table-cell>
          <table:table-cell office:value-type="string" office:value="Please line up and proceed forward.">
            <text:p>Please line up and proceed forw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温暖">
            <text:p>温暖</text:p>
          </table:table-cell>
          <table:table-cell office:value-type="string" office:value="おんだん">
            <text:p>おんだん</text:p>
          </table:table-cell>
          <table:table-cell office:value-type="string" office:value="warm, mild (weather)">
            <text:p>warm, mild (weather)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地方は温暖で暮らしやすいな。">
            <text:p>この地方は温暖で暮らしやすいな。</text:p>
          </table:table-cell>
          <table:table-cell office:value-type="string" office:value="この ちほう は おんだん で くらし やすい な。">
            <text:p>この ちほう は おんだん で くらし やすい な。</text:p>
          </table:table-cell>
          <table:table-cell office:value-type="string" office:value="The mild weather in this region makes it easy to live here.">
            <text:p>The mild weather in this region makes it easy to live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予報">
            <text:p>予報</text:p>
          </table:table-cell>
          <table:table-cell office:value-type="string" office:value="よほう">
            <text:p>よほう</text:p>
          </table:table-cell>
          <table:table-cell office:value-type="string" office:value="forecast, prediction">
            <text:p>forecast, predi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予報では明日は雨ですね。">
            <text:p>予報では明日は雨ですね。</text:p>
          </table:table-cell>
          <table:table-cell office:value-type="string" office:value="よほう で は あした は あめ です ね。">
            <text:p>よほう で は あした は あめ です ね。</text:p>
          </table:table-cell>
          <table:table-cell office:value-type="string" office:value="It will rain tomorrow according to the forecast.">
            <text:p>It will rain tomorrow according to the foreca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係">
            <text:p>係</text:p>
          </table:table-cell>
          <table:table-cell office:value-type="string" office:value="かかり">
            <text:p>かかり</text:p>
          </table:table-cell>
          <table:table-cell office:value-type="string" office:value="person in charge">
            <text:p>person in char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会場整理の係だったの。">
            <text:p>彼女は会場整理の係だったの。</text:p>
          </table:table-cell>
          <table:table-cell office:value-type="string" office:value="かのじょ は かいじょう せいり の かかり だった の。">
            <text:p>かのじょ は かいじょう せいり の かかり だった の。</text:p>
          </table:table-cell>
          <table:table-cell office:value-type="string" office:value="She was in charge of the hall arrangement.">
            <text:p>She was in charge of the hall arrange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飛び出す">
            <text:p>飛び出す</text:p>
          </table:table-cell>
          <table:table-cell office:value-type="string" office:value="とびだす">
            <text:p>とびだす</text:p>
          </table:table-cell>
          <table:table-cell office:value-type="string" office:value="fly out, dash out">
            <text:p>fly out, dash ou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道路に飛び出したの。">
            <text:p>彼は道路に飛び出したの。</text:p>
          </table:table-cell>
          <table:table-cell office:value-type="string" office:value="かれ は どうろ に とびだした の。">
            <text:p>かれ は どうろ に とびだした の。</text:p>
          </table:table-cell>
          <table:table-cell office:value-type="string" office:value="He ran out into the road.">
            <text:p>He ran out into the ro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煙">
            <text:p>煙</text:p>
          </table:table-cell>
          <table:table-cell office:value-type="string" office:value="けむり">
            <text:p>けむり</text:p>
          </table:table-cell>
          <table:table-cell office:value-type="string" office:value="smoke">
            <text:p>smok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煙突から煙がまっすぐ上っていたの。">
            <text:p>煙突から煙がまっすぐ上っていたの。</text:p>
          </table:table-cell>
          <table:table-cell office:value-type="string" office:value="えんとつ から けむり が まっすぐ あがって いた の。">
            <text:p>えんとつ から けむり が まっすぐ あがって いた の。</text:p>
          </table:table-cell>
          <table:table-cell office:value-type="string" office:value="Smoke was rising straight up from the chimney.">
            <text:p>Smoke was rising straight up from the chimne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肯定">
            <text:p>肯定</text:p>
          </table:table-cell>
          <table:table-cell office:value-type="string" office:value="こうてい">
            <text:p>こうてい</text:p>
          </table:table-cell>
          <table:table-cell office:value-type="string" office:value="affirmation">
            <text:p>affirm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僕は彼のしたことは肯定できないな。">
            <text:p>僕は彼のしたことは肯定できないな。</text:p>
          </table:table-cell>
          <table:table-cell office:value-type="string" office:value="ぼく は かれ の した こと は こうてい できない な。">
            <text:p>ぼく は かれ の した こと は こうてい できない な。</text:p>
          </table:table-cell>
          <table:table-cell office:value-type="string" office:value="I can't agree with what he did.">
            <text:p>I can't agree with what he di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森林">
            <text:p>森林</text:p>
          </table:table-cell>
          <table:table-cell office:value-type="string" office:value="しんりん">
            <text:p>しんりん</text:p>
          </table:table-cell>
          <table:table-cell office:value-type="string" office:value="forest, woodland">
            <text:p>forest, woodla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世界中で森林が失われています。">
            <text:p>世界中で森林が失われています。</text:p>
          </table:table-cell>
          <table:table-cell office:value-type="string" office:value="せかい じゅう で しんりん が うしなわれて います。">
            <text:p>せかい じゅう で しんりん が うしなわれて います。</text:p>
          </table:table-cell>
          <table:table-cell office:value-type="string" office:value="Forests are being lost all over the world.">
            <text:p>Forests are being lost all over the wor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試し">
            <text:p>試し</text:p>
          </table:table-cell>
          <table:table-cell office:value-type="string" office:value="ためし">
            <text:p>ためし</text:p>
          </table:table-cell>
          <table:table-cell office:value-type="string" office:value="try-on, (by) way of experiment">
            <text:p>try-on, (by) way of experi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試しにこの曲を弾いてみてください。">
            <text:p>試しにこの曲を弾いてみてください。</text:p>
          </table:table-cell>
          <table:table-cell office:value-type="string" office:value="ためし に この きょく を ひいて みて ください。">
            <text:p>ためし に この きょく を ひいて みて ください。</text:p>
          </table:table-cell>
          <table:table-cell office:value-type="string" office:value="Play this tune, by way of experiment.">
            <text:p>Play this tune, by way of experi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地点">
            <text:p>地点</text:p>
          </table:table-cell>
          <table:table-cell office:value-type="string" office:value="ちてん">
            <text:p>ちてん</text:p>
          </table:table-cell>
          <table:table-cell office:value-type="string" office:value="spot, point">
            <text:p>spot, poi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もうすぐ目標の地点に到達します。">
            <text:p>もうすぐ目標の地点に到達します。</text:p>
          </table:table-cell>
          <table:table-cell office:value-type="string" office:value="もうすぐ もくひょう の ちてん に とうたつ します。">
            <text:p>もうすぐ もくひょう の ちてん に とうたつ します。</text:p>
          </table:table-cell>
          <table:table-cell office:value-type="string" office:value="We'll soon be arriving at our destination.">
            <text:p>We'll soon be arriving at our destin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枝">
            <text:p>枝</text:p>
          </table:table-cell>
          <table:table-cell office:value-type="string" office:value="えだ">
            <text:p>えだ</text:p>
          </table:table-cell>
          <table:table-cell office:value-type="string" office:value="branch, twig">
            <text:p>branch, twi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木の枝を折ってはいけません。">
            <text:p>木の枝を折ってはいけません。</text:p>
          </table:table-cell>
          <table:table-cell office:value-type="string" office:value="き の えだ を おって は いけません。">
            <text:p>き の えだ を おって は いけません。</text:p>
          </table:table-cell>
          <table:table-cell office:value-type="string" office:value="Don't break branches off the trees.">
            <text:p>Don't break branches off the tre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寮">
            <text:p>寮</text:p>
          </table:table-cell>
          <table:table-cell office:value-type="string" office:value="りょう">
            <text:p>りょう</text:p>
          </table:table-cell>
          <table:table-cell office:value-type="string" office:value="dormitory">
            <text:p>dormito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会社の寮に住んでいます。">
            <text:p>彼は会社の寮に住んでいます。</text:p>
          </table:table-cell>
          <table:table-cell office:value-type="string" office:value="かれ は かいしゃ の りょう に すんで います。">
            <text:p>かれ は かいしゃ の りょう に すんで います。</text:p>
          </table:table-cell>
          <table:table-cell office:value-type="string" office:value="He lives in a company dormitory.">
            <text:p>He lives in a company dormito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幼い">
            <text:p>幼い</text:p>
          </table:table-cell>
          <table:table-cell office:value-type="string" office:value="おさない">
            <text:p>おさない</text:p>
          </table:table-cell>
          <table:table-cell office:value-type="string" office:value="little, childish">
            <text:p>little, childish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女には幼い息子がいます。">
            <text:p>彼女には幼い息子がいます。</text:p>
          </table:table-cell>
          <table:table-cell office:value-type="string" office:value="かのじょ に は おさない むすこ が います。">
            <text:p>かのじょ に は おさない むすこ が います。</text:p>
          </table:table-cell>
          <table:table-cell office:value-type="string" office:value="She has a little son.">
            <text:p>She has a little 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掘る">
            <text:p>掘る</text:p>
          </table:table-cell>
          <table:table-cell office:value-type="string" office:value="ほる">
            <text:p>ほる</text:p>
          </table:table-cell>
          <table:table-cell office:value-type="string" office:value="dig, unearth">
            <text:p>dig, uneart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こに穴を掘りましょう。">
            <text:p>ここに穴を掘りましょう。</text:p>
          </table:table-cell>
          <table:table-cell office:value-type="string" office:value="ここ に あな を ほりましょう。">
            <text:p>ここ に あな を ほりましょう。</text:p>
          </table:table-cell>
          <table:table-cell office:value-type="string" office:value="Let's dig a hole here.">
            <text:p>Let's dig a hole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岩">
            <text:p>岩</text:p>
          </table:table-cell>
          <table:table-cell office:value-type="string" office:value="いわ">
            <text:p>いわ</text:p>
          </table:table-cell>
          <table:table-cell office:value-type="string" office:value="rock">
            <text:p>roc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岩まで泳ごう。">
            <text:p>あの岩まで泳ごう。</text:p>
          </table:table-cell>
          <table:table-cell office:value-type="string" office:value="あの いわ まで およごう。">
            <text:p>あの いわ まで およごう。</text:p>
          </table:table-cell>
          <table:table-cell office:value-type="string" office:value="Let's swim up to that rock.">
            <text:p>Let's swim up to that ro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支店">
            <text:p>支店</text:p>
          </table:table-cell>
          <table:table-cell office:value-type="string" office:value="してん">
            <text:p>してん</text:p>
          </table:table-cell>
          <table:table-cell office:value-type="string" office:value="branch (office)">
            <text:p>branch (office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支店に転勤したよ。">
            <text:p>彼は支店に転勤したよ。</text:p>
          </table:table-cell>
          <table:table-cell office:value-type="string" office:value="かれ は してん に てんきんした よ。">
            <text:p>かれ は してん に てんきんした よ。</text:p>
          </table:table-cell>
          <table:table-cell office:value-type="string" office:value="He was transferred to one of the branch offices.">
            <text:p>He was transferred to one of the branch offic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出来上がる">
            <text:p>出来上がる</text:p>
          </table:table-cell>
          <table:table-cell office:value-type="string" office:value="できあがる">
            <text:p>できあがる</text:p>
          </table:table-cell>
          <table:table-cell office:value-type="string" office:value="be completed, be finished">
            <text:p>be completed, be finish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家は来年出来上がります。">
            <text:p>この家は来年出来上がります。</text:p>
          </table:table-cell>
          <table:table-cell office:value-type="string" office:value="この いえ は らいねん できあがります。">
            <text:p>この いえ は らいねん できあがります。</text:p>
          </table:table-cell>
          <table:table-cell office:value-type="string" office:value="This house will be completed next year.">
            <text:p>This house will be completed next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私立">
            <text:p>私立</text:p>
          </table:table-cell>
          <table:table-cell office:value-type="string" office:value="しりつ">
            <text:p>しりつ</text:p>
          </table:table-cell>
          <table:table-cell office:value-type="string" office:value="private (institution)">
            <text:p>private (institution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立の大学は学費が高い。">
            <text:p>私立の大学は学費が高い。</text:p>
          </table:table-cell>
          <table:table-cell office:value-type="string" office:value="しりつ の だいがく は がくひ が たかい。">
            <text:p>しりつ の だいがく は がくひ が たかい。</text:p>
          </table:table-cell>
          <table:table-cell office:value-type="string" office:value="Private universities charge high tuition fees.">
            <text:p>Private universities charge high tuition fe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気候">
            <text:p>気候</text:p>
          </table:table-cell>
          <table:table-cell office:value-type="string" office:value="きこう">
            <text:p>きこう</text:p>
          </table:table-cell>
          <table:table-cell office:value-type="string" office:value="climate">
            <text:p>clima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の気候は温暖です。">
            <text:p>日本の気候は温暖です。</text:p>
          </table:table-cell>
          <table:table-cell office:value-type="string" office:value="にっぽん の きこう は おんだん です。">
            <text:p>にっぽん の きこう は おんだん です。</text:p>
          </table:table-cell>
          <table:table-cell office:value-type="string" office:value="The climate in Japan is temperate.">
            <text:p>The climate in Japan is temper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問い">
            <text:p>問い</text:p>
          </table:table-cell>
          <table:table-cell office:value-type="string" office:value="とい">
            <text:p>とい</text:p>
          </table:table-cell>
          <table:table-cell office:value-type="string" office:value="question, inquiry">
            <text:p>question, inqui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問いに答えられますか。">
            <text:p>この問いに答えられますか。</text:p>
          </table:table-cell>
          <table:table-cell office:value-type="string" office:value="この とい に こたえられます か。">
            <text:p>この とい に こたえられます か。</text:p>
          </table:table-cell>
          <table:table-cell office:value-type="string" office:value="Can you answer this question?">
            <text:p>Can you answer this question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詰める">
            <text:p>詰める</text:p>
          </table:table-cell>
          <table:table-cell office:value-type="string" office:value="つめる">
            <text:p>つめる</text:p>
          </table:table-cell>
          <table:table-cell office:value-type="string" office:value="stuff (something)">
            <text:p>stuff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かばんに荷物を詰めました。">
            <text:p>かばんに荷物を詰めました。</text:p>
          </table:table-cell>
          <table:table-cell office:value-type="string" office:value="かばん に にもつ を つめました。">
            <text:p>かばん に にもつ を つめました。</text:p>
          </table:table-cell>
          <table:table-cell office:value-type="string" office:value="I packed my stuff into the bag.">
            <text:p>I packed my stuff into the ba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仮定">
            <text:p>仮定</text:p>
          </table:table-cell>
          <table:table-cell office:value-type="string" office:value="かてい">
            <text:p>かてい</text:p>
          </table:table-cell>
          <table:table-cell office:value-type="string" office:value="assumption, supposition">
            <text:p>assumption, supposi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仮定の話だけでは結論は出ません。">
            <text:p>仮定の話だけでは結論は出ません。</text:p>
          </table:table-cell>
          <table:table-cell office:value-type="string" office:value="かてい の はなし だけ で は けつろん は でません。">
            <text:p>かてい の はなし だけ で は けつろん は でません。</text:p>
          </table:table-cell>
          <table:table-cell office:value-type="string" office:value="We can't draw a conclusion from assumptions alone.">
            <text:p>We can't draw a conclusion from assumptions al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嵐">
            <text:p>嵐</text:p>
          </table:table-cell>
          <table:table-cell office:value-type="string" office:value="あらし">
            <text:p>あらし</text:p>
          </table:table-cell>
          <table:table-cell office:value-type="string" office:value="storm">
            <text:p>stor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嵐で庭の木が折れたよ。">
            <text:p>嵐で庭の木が折れたよ。</text:p>
          </table:table-cell>
          <table:table-cell office:value-type="string" office:value="あらし で にわ の き が おれた よ。">
            <text:p>あらし で にわ の き が おれた よ。</text:p>
          </table:table-cell>
          <table:table-cell office:value-type="string" office:value="The tree in the garden snapped in the storm.">
            <text:p>The tree in the garden snapped in the stor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寿命">
            <text:p>寿命</text:p>
          </table:table-cell>
          <table:table-cell office:value-type="string" office:value="じゅみょう">
            <text:p>じゅみょう</text:p>
          </table:table-cell>
          <table:table-cell office:value-type="string" office:value="life span">
            <text:p>life sp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亀の寿命は長いんだ。">
            <text:p>亀の寿命は長いんだ。</text:p>
          </table:table-cell>
          <table:table-cell office:value-type="string" office:value="かめ の じゅみょう は ながい ん だ。">
            <text:p>かめ の じゅみょう は ながい ん だ。</text:p>
          </table:table-cell>
          <table:table-cell office:value-type="string" office:value="Turtles have long life spans.">
            <text:p>Turtles have long life spa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撃つ">
            <text:p>撃つ</text:p>
          </table:table-cell>
          <table:table-cell office:value-type="string" office:value="うつ">
            <text:p>うつ</text:p>
          </table:table-cell>
          <table:table-cell office:value-type="string" office:value="fire, shoot">
            <text:p>fire, shoo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拳銃で撃たれたわ。">
            <text:p>彼は拳銃で撃たれたわ。</text:p>
          </table:table-cell>
          <table:table-cell office:value-type="string" office:value="かれ は けんじゅう で うたれた わ。">
            <text:p>かれ は けんじゅう で うたれた わ。</text:p>
          </table:table-cell>
          <table:table-cell office:value-type="string" office:value="He was shot by a handgun.">
            <text:p>He was shot by a handgu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旦">
            <text:p>一旦</text:p>
          </table:table-cell>
          <table:table-cell office:value-type="string" office:value="いったん">
            <text:p>いったん</text:p>
          </table:table-cell>
          <table:table-cell office:value-type="string" office:value="once, one time">
            <text:p>once, one tim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疲れたでしょう、一旦休みましょう。">
            <text:p>疲れたでしょう、一旦休みましょう。</text:p>
          </table:table-cell>
          <table:table-cell office:value-type="string" office:value="つかれた でしょう、いったん やすみましょう。">
            <text:p>つかれた でしょう、いったん やすみましょう。</text:p>
          </table:table-cell>
          <table:table-cell office:value-type="string" office:value="You must be tired; let's take a rest for a while.">
            <text:p>You must be tired; let's take a rest for a whi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誤り">
            <text:p>誤り</text:p>
          </table:table-cell>
          <table:table-cell office:value-type="string" office:value="あやまり">
            <text:p>あやまり</text:p>
          </table:table-cell>
          <table:table-cell office:value-type="string" office:value="error, mistake">
            <text:p>error, mistak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解答に誤りが3つありますよ。">
            <text:p>解答に誤りが3つありますよ。</text:p>
          </table:table-cell>
          <table:table-cell office:value-type="string" office:value="かいとう に あやまり が みっつ あります よ 。">
            <text:p>かいとう に あやまり が みっつ あります よ 。</text:p>
          </table:table-cell>
          <table:table-cell office:value-type="string" office:value="There are three errors in your answer.">
            <text:p>There are three errors in your answ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故郷">
            <text:p>故郷</text:p>
          </table:table-cell>
          <table:table-cell office:value-type="string" office:value="こきょう">
            <text:p>こきょう</text:p>
          </table:table-cell>
          <table:table-cell office:value-type="string" office:value="hometown, birthplace (formal)">
            <text:p>hometown, birthplace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久しぶりに故郷に帰りました。">
            <text:p>彼女は久しぶりに故郷に帰りました。</text:p>
          </table:table-cell>
          <table:table-cell office:value-type="string" office:value="かのじょ は ひさしぶり に こきょう に かえりました。">
            <text:p>かのじょ は ひさしぶり に こきょう に かえりました。</text:p>
          </table:table-cell>
          <table:table-cell office:value-type="string" office:value="She returned to her hometown after a long time.">
            <text:p>She returned to her hometown after a long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急激">
            <text:p>急激</text:p>
          </table:table-cell>
          <table:table-cell office:value-type="string" office:value="きゅうげき">
            <text:p>きゅうげき</text:p>
          </table:table-cell>
          <table:table-cell office:value-type="string" office:value="rapid, abrupt">
            <text:p>rapid, abrup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れから高齢化が急激に進みます。">
            <text:p>これから高齢化が急激に進みます。</text:p>
          </table:table-cell>
          <table:table-cell office:value-type="string" office:value="これから こうれいか が きゅうげき に すすみます。">
            <text:p>これから こうれいか が きゅうげき に すすみます。</text:p>
          </table:table-cell>
          <table:table-cell office:value-type="string" office:value="The aging population will rapidly increase in the years ahead.">
            <text:p>The aging population will rapidly increase in the years ahe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地面">
            <text:p>地面</text:p>
          </table:table-cell>
          <table:table-cell office:value-type="string" office:value="じめん">
            <text:p>じめん</text:p>
          </table:table-cell>
          <table:table-cell office:value-type="string" office:value="surface, ground">
            <text:p>surface, grou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地面に何か絵が描いてあるぞ。">
            <text:p>地面に何か絵が描いてあるぞ。</text:p>
          </table:table-cell>
          <table:table-cell office:value-type="string" office:value="じめん に なに か え が かいて ある ぞ。">
            <text:p>じめん に なに か え が かいて ある ぞ。</text:p>
          </table:table-cell>
          <table:table-cell office:value-type="string" office:value="There are some pictures drawn on the ground.">
            <text:p>There are some pictures drawn on the grou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使">
            <text:p>大使</text:p>
          </table:table-cell>
          <table:table-cell office:value-type="string" office:value="たいし">
            <text:p>たいし</text:p>
          </table:table-cell>
          <table:table-cell office:value-type="string" office:value="ambassador">
            <text:p>ambassad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昔、ドイツの大使でした。">
            <text:p>彼は昔、ドイツの大使でした。</text:p>
          </table:table-cell>
          <table:table-cell office:value-type="string" office:value="かれ は むかし、ドイツ の たいし でした。">
            <text:p>かれ は むかし、ドイツ の たいし でした。</text:p>
          </table:table-cell>
          <table:table-cell office:value-type="string" office:value="He was an ambassador to Germany a long time ago.">
            <text:p>He was an ambassador to Germany a long time ag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感激">
            <text:p>感激</text:p>
          </table:table-cell>
          <table:table-cell office:value-type="string" office:value="かんげき">
            <text:p>かんげき</text:p>
          </table:table-cell>
          <table:table-cell office:value-type="string" office:value="deep emotion, to be touched">
            <text:p>deep emotion, to be touched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感激して泣いてしまいました。">
            <text:p>感激して泣いてしまいました。</text:p>
          </table:table-cell>
          <table:table-cell office:value-type="string" office:value="かんげき して ないて しまいました。">
            <text:p>かんげき して ないて しまいました。</text:p>
          </table:table-cell>
          <table:table-cell office:value-type="string" office:value="I was moved to tears.">
            <text:p>I was moved to tea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出し">
            <text:p>見出し</text:p>
          </table:table-cell>
          <table:table-cell office:value-type="string" office:value="みだし">
            <text:p>みだし</text:p>
          </table:table-cell>
          <table:table-cell office:value-type="string" office:value="headline, heading">
            <text:p>headline, head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新聞の見出しが彼の目を引いたんだ。">
            <text:p>新聞の見出しが彼の目を引いたんだ。</text:p>
          </table:table-cell>
          <table:table-cell office:value-type="string" office:value="しんぶん の みだし が かれ の め を ひいた ん だ。">
            <text:p>しんぶん の みだし が かれ の め を ひいた ん だ。</text:p>
          </table:table-cell>
          <table:table-cell office:value-type="string" office:value="The newspaper headline caught his attention.">
            <text:p>The newspaper headline caught his atten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雇う">
            <text:p>雇う</text:p>
          </table:table-cell>
          <table:table-cell office:value-type="string" office:value="やとう">
            <text:p>やとう</text:p>
          </table:table-cell>
          <table:table-cell office:value-type="string" office:value="employ, hire">
            <text:p>employ, hir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新しい社員を雇いました。">
            <text:p>新しい社員を雇いました。</text:p>
          </table:table-cell>
          <table:table-cell office:value-type="string" office:value="あたらしい しゃいん を やといました。">
            <text:p>あたらしい しゃいん を やといました。</text:p>
          </table:table-cell>
          <table:table-cell office:value-type="string" office:value="We hired a new staff member.">
            <text:p>We hired a new staff memb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崩す">
            <text:p>崩す</text:p>
          </table:table-cell>
          <table:table-cell office:value-type="string" office:value="くずす">
            <text:p>くずす</text:p>
          </table:table-cell>
          <table:table-cell office:value-type="string" office:value="put (something) into disorder, destroy">
            <text:p>put (something) into disorder, destro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体調を崩しています。">
            <text:p>彼女は体調を崩しています。</text:p>
          </table:table-cell>
          <table:table-cell office:value-type="string" office:value="かのじょ は たいちょう を くずして います。">
            <text:p>かのじょ は たいちょう を くずして います。</text:p>
          </table:table-cell>
          <table:table-cell office:value-type="string" office:value="She is under the weather.">
            <text:p>She is under the wea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つながり">
            <text:p>つながり</text:p>
          </table:table-cell>
          <table:table-cell office:value-type="string" office:value="つながり">
            <text:p>つながり</text:p>
          </table:table-cell>
          <table:table-cell office:value-type="string" office:value="connection, relationship">
            <text:p>connection, relationshi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文のつながりはおかしいです。">
            <text:p>この文のつながりはおかしいです。</text:p>
          </table:table-cell>
          <table:table-cell office:value-type="string" office:value="この ぶん の つながり は おかしい です。">
            <text:p>この ぶん の つながり は おかしい です。</text:p>
          </table:table-cell>
          <table:table-cell office:value-type="string" office:value="The flow of this sentence is strange.">
            <text:p>The flow of this sentence is stran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飛行">
            <text:p>飛行</text:p>
          </table:table-cell>
          <table:table-cell office:value-type="string" office:value="ひこう">
            <text:p>ひこう</text:p>
          </table:table-cell>
          <table:table-cell office:value-type="string" office:value="flight">
            <text:p>fligh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フライトの飛行時間は約3時間です。">
            <text:p>このフライトの飛行時間は約3時間です。</text:p>
          </table:table-cell>
          <table:table-cell office:value-type="string" office:value="この フライト の ひこう じかん は やく 3 じかん です。">
            <text:p>この フライト の ひこう じかん は やく 3 じかん です。</text:p>
          </table:table-cell>
          <table:table-cell office:value-type="string" office:value="The flight time is about three hours.">
            <text:p>The flight time is about three hou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推薦">
            <text:p>推薦</text:p>
          </table:table-cell>
          <table:table-cell office:value-type="string" office:value="すいせん">
            <text:p>すいせん</text:p>
          </table:table-cell>
          <table:table-cell office:value-type="string" office:value="recommendation, nomination">
            <text:p>recommendation, nomin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会長に推薦されたよ。">
            <text:p>彼は会長に推薦されたよ。</text:p>
          </table:table-cell>
          <table:table-cell office:value-type="string" office:value="かれ は かいちょう に すいせん された よ。">
            <text:p>かれ は かいちょう に すいせん された よ。</text:p>
          </table:table-cell>
          <table:table-cell office:value-type="string" office:value="He was nominated as chairperson.">
            <text:p>He was nominated as chair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苦しみ">
            <text:p>苦しみ</text:p>
          </table:table-cell>
          <table:table-cell office:value-type="string" office:value="くるしみ">
            <text:p>くるしみ</text:p>
          </table:table-cell>
          <table:table-cell office:value-type="string" office:value="suffering, pain">
            <text:p>suffering, pa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誰も彼の苦しみを理解していなかったな。">
            <text:p>誰も彼の苦しみを理解していなかったな。</text:p>
          </table:table-cell>
          <table:table-cell office:value-type="string" office:value="だれ も かれ の くるしみ を りかい して いなかった な。">
            <text:p>だれ も かれ の くるしみ を りかい して いなかった な。</text:p>
          </table:table-cell>
          <table:table-cell office:value-type="string" office:value="No one understood his suffering.">
            <text:p>No one understood his suffer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診る">
            <text:p>診る</text:p>
          </table:table-cell>
          <table:table-cell office:value-type="string" office:value="みる">
            <text:p>みる</text:p>
          </table:table-cell>
          <table:table-cell office:value-type="string" office:value="examine (doctor)">
            <text:p>examine (doctor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今日、医者に診てもらいました。">
            <text:p>今日、医者に診てもらいました。</text:p>
          </table:table-cell>
          <table:table-cell office:value-type="string" office:value="きょう、 いしゃ に みて もらいました。">
            <text:p>きょう、 いしゃ に みて もらいました。</text:p>
          </table:table-cell>
          <table:table-cell office:value-type="string" office:value="The doctor examined me today.">
            <text:p>The doctor examined me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計る">
            <text:p>計る</text:p>
          </table:table-cell>
          <table:table-cell office:value-type="string" office:value="はかる">
            <text:p>はかる</text:p>
          </table:table-cell>
          <table:table-cell office:value-type="string" office:value="compute, measure (number or time)">
            <text:p>compute, measure (number or tim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100メートル走のタイムを計ったんだ。">
            <text:p>100メートル走のタイムを計ったんだ。</text:p>
          </table:table-cell>
          <table:table-cell office:value-type="string" office:value="100 メートル そう の タイム を はかった ん だ。">
            <text:p>100 メートル そう の タイム を はかった ん だ。</text:p>
          </table:table-cell>
          <table:table-cell office:value-type="string" office:value="I timed a 100m race.">
            <text:p>I timed a 100m r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命じる">
            <text:p>命じる</text:p>
          </table:table-cell>
          <table:table-cell office:value-type="string" office:value="めいじる">
            <text:p>めいじる</text:p>
          </table:table-cell>
          <table:table-cell office:value-type="string" office:value="order, give orders">
            <text:p>order, give order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急に出張を命じられました。">
            <text:p>急に出張を命じられました。</text:p>
          </table:table-cell>
          <table:table-cell office:value-type="string" office:value="きゅうに しゅっちょう を めいじられました。">
            <text:p>きゅうに しゅっちょう を めいじられました。</text:p>
          </table:table-cell>
          <table:table-cell office:value-type="string" office:value="I was sent on a business trip without notice.">
            <text:p>I was sent on a business trip without not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命じる">
            <text:p>命じる</text:p>
          </table:table-cell>
          <table:table-cell office:value-type="string" office:value="めいじる">
            <text:p>めいじる</text:p>
          </table:table-cell>
          <table:table-cell office:value-type="string" office:value="order, give orders">
            <text:p>order, give order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急に出張を命じられました。">
            <text:p>急に出張を命じられました。</text:p>
          </table:table-cell>
          <table:table-cell office:value-type="string" office:value="きゅうに しゅっちょう を めいじられました。">
            <text:p>きゅうに しゅっちょう を めいじられました。</text:p>
          </table:table-cell>
          <table:table-cell office:value-type="string" office:value="I was sent on a business trip without notice.">
            <text:p>I was sent on a business trip without not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